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list>
        <text:list-item>
          <text:p>Item at depth 20</text:p>
          <text:list>
            <text:list-item>
              <text:p>Item at depth 19</text:p>
              <text:list>
                <text:list-item>
                  <text:p>Item at depth 18</text:p>
                  <text:list>
                    <text:list-item>
                      <text:p>Item at depth 17</text:p>
                      <text:list>
                        <text:list-item>
                          <text:p>Item at depth 16</text:p>
                          <text:list>
                            <text:list-item>
                              <text:p>Item at depth 15</text:p>
                              <text:list>
                                <text:list-item>
                                  <text:p>Item at depth 14</text:p>
                                  <text:list>
                                    <text:list-item>
                                      <text:p>Item at depth 13</text:p>
                                      <text:list>
                                        <text:list-item>
                                          <text:p>Item at depth 12</text:p>
                                          <text:list>
                                            <text:list-item>
                                              <text:p>Item at depth 11</text:p>
                                              <text:list>
                                                <text:list-item>
                                                  <text:p>Item at depth 10</text:p>
                                                  <text:list>
                                                    <text:list-item>
                                                      <text:p>Item at depth 9</text:p>
                                                      <text:list>
                                                        <text:list-item>
                                                          <text:p>Item at depth 8</text:p>
                                                          <text:list>
                                                            <text:list-item>
                                                              <text:p>Item at depth 7</text:p>
                                                              <text:list>
                                                                <text:list-item>
                                                                  <text:p>Item at depth 6</text:p>
                                                                  <text:list>
                                                                    <text:list-item>
                                                                      <text:p>Item at depth 5</text:p>
                                                                      <text:list>
                                                                        <text:list-item>
                                                                          <text:p>Item at depth 4</text:p>
                                                                          <text:list>
                                                                            <text:list-item>
                                                                              <text:p>Item at depth 3</text:p>
                                                                              <text:list>
                                                                                <text:list-item>
                                                                                  <text:p>Item at depth 2</text:p>
                                                                                  <text:list>
                                                                                    <text:list-item>
                                                                                      <text:p>Item at depth 1</text:p>
                                                                                      <text:p>Leaf item at depth 0</text:p>
                                                                                    </text:list-item>
                                                                                  </text:list>
                                                                                </text:list-item>
                                                                              </text:list>
                                                                            </text:list-item>
                                                                          </text:list>
                                                                        </text:list-item>
                                                                      </text:list>
                                                                    </text:list-item>
                                                                  </text:list>
                                                                </text:list-item>
                                                              </text:list>
                                                            </text:list-item>
                                                          </text:list>
                                                        </text:list-item>
                                                      </text:list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